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CCFFFF"/>
      <style:text-properties fo:color="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hop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Binboi PD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Phuoc Do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PD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39680" table:style-name="ce2">
            <text:p>1001239680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1" table:formula="of:=[.C24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formula="of:=3" table:style-name="ce13">
            <text:p>3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9" table:formula="of:=[.C25]-[.D24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7" table:style-name="ce13">
            <text:p>7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5" table:formula="of:=[.C26]-[.D25]" table:style-name="ce4">
            <text:p>25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style-name="ce13">
            <text:p>11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1" table:formula="of:=[.C27]-[.D26]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formula="of:=[.D26]" table:style-name="ce13">
            <text:p>11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1" table:formula="of:=[.C28]-[.D27]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formula="of:=[.D27]" table:style-name="ce13">
            <text:p>11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11458333333333in" svg:y="4.46875in" svg:width="0.958333333333333in" svg:height="0.5937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D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BRM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B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RD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DAT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OPEN_GUI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REATE_PART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REATE_MODEL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ATALOG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8:00:00" table:style-name="ce50">
            <text:p>3/28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3-27T00:00:00" table:style-name="ce50">
            <text:p>3/27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6" table:formula="of:=COUNTA([.F16:.F139])" table:style-name="ce3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-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formula="of:=[.B9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formula="of:=[.B10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-8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RPC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obot_part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Robot_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N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create new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create new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R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remove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remove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G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get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get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MN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View::Main menu, Part menu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D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View::Display part, display all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IN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get input, get command, validate inpu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::inpu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N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create new part, list all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::new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R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remove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::remove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4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8:00:00" table:style-name="ce50">
            <text:p>4/4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03T00:00:00" table:style-name="ce50">
            <text:p>4/3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formula="of:=COUNTA([.F16:.F139])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-4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formula="of:=[.B10]-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-4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RMA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obot_model::constructor, add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Robot model::constructor, add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N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::create new robot model, push back into vecto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R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remove robot model from vecto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remove robot model from vecto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feature Create model and Remove model to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DM</text:p>
          </table:table-cell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atalog -&gt; View class::display a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View::display a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BM</text:p>
          </table:table-cell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feature browse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8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00:00:00" table:style-name="ce50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8:00:00" table:style-name="ce50">
            <text:p>4/11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10T00:00:00" table:style-name="ce50">
            <text:p>4/10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6" table:formula="of:=COUNTA([.F16:.F139])" table:style-name="ce3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-4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formula="of:=[.B10]-2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-2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WBC</text:p>
          </table:table-cell>
          <table:table-cell office:value-type="string" table:style-name="ce34">
            <text:p>BC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Write Customer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BC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ustomer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SA</text:p>
          </table:table-cell>
          <table:table-cell office:value-type="string" table:style-name="ce34">
            <text:p>SA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Write Sales associate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SA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ales associate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OR</text:p>
          </table:table-cell>
          <table:table-cell office:value-type="string" table:style-name="ce34">
            <text:p>ORD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Write Order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ORD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Ord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feature Create model and Remove model to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P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M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CS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Customers and Sales associate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OR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4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5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00:00:00" table:style-name="ce50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08:00:00" table:style-name="ce50">
            <text:p>4/18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17T00:00:00" table:style-name="ce50">
            <text:p>4/17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4" table:formula="of:=COUNTA([.F16:.F139])" table:style-name="ce3">
            <text:p>2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0" table:formula="of:=[.B6]-4" table:style-name="ce2">
            <text:p>2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" table:style-name="ce2">
            <text:p>1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2" table:formula="of:=[.B12]-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34">
            <text:p>1</text:p>
          </table:table-cell>
          <table:table-cell office:value-type="string" table:style-name="ce52">
            <text:p>OPEN_GUI</text:p>
          </table:table-cell>
          <table:table-cell office:value-type="string" table:style-name="ce34">
            <text:p>Windo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main window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" table:style-name="ce34">
            <text:p>2</text:p>
          </table:table-cell>
          <table:table-cell office:value-type="string" table:style-name="ce52">
            <text:p>OPEN_GUI</text:p>
          </table:table-cell>
          <table:table-cell office:value-type="string" table:style-name="ce34">
            <text:p>Windo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to exit window on clicking 'X'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3" table:style-name="ce34">
            <text:p>3</text:p>
          </table:table-cell>
          <table:table-cell office:value-type="string" table:style-name="ce52">
            <text:p>OPEN_GUI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menu ba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4" table:style-name="ce34">
            <text:p>4</text:p>
          </table:table-cell>
          <table:table-cell office:value-type="string" table:style-name="ce52">
            <text:p>OPEN_GUI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"Exit" and associate callback func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5" table:style-name="ce34">
            <text:p>5</text:p>
          </table:table-cell>
          <table:table-cell office:value-type="string" table:style-name="ce52">
            <text:p>OPEN_GUI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window and menuba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6" table:style-name="ce34">
            <text:p>6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ontrolle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urn private variables of Controller to global variables as well as member functions to free functions for GUI callbacks.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7" table:style-name="ce34">
            <text:p>7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Utility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hange utility functions (get_int, get_string,…) from CLI to GUI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GUI callback functions cannot be member functions</text:p>
          </table:table-cell>
          <table:table-cell table:number-columns-repeated="16376"/>
        </table:table-row>
        <table:table-row table:style-name="ro2">
          <table:table-cell office:value-type="float" office:value="8" table:style-name="ce34">
            <text:p>8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Create&gt;Robot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9" table:style-name="ce34">
            <text:p>9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create Robot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to Custom Dialogs next Sprint</text:p>
          </table:table-cell>
          <table:table-cell table:number-columns-repeated="16376"/>
        </table:table-row>
        <table:table-row table:style-name="ro2">
          <table:table-cell office:value-type="float" office:value="10" table:style-name="ce34">
            <text:p>10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Create&gt;Robot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1" table:style-name="ce34">
            <text:p>11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Create&gt;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2" table:style-name="ce34">
            <text:p>12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create Robot Model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to Custom Dialogs next Sprint</text:p>
          </table:table-cell>
          <table:table-cell table:number-columns-repeated="16376"/>
        </table:table-row>
        <table:table-row table:style-name="ro2">
          <table:table-cell office:value-type="float" office:value="13" table:style-name="ce34">
            <text:p>13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Create&gt;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4" table:style-name="ce34">
            <text:p>14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View&gt;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5" table:style-name="ce34">
            <text:p>15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Text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text dialog to view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6" table:style-name="ce34">
            <text:p>16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view Robot Parts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7" table:style-name="ce34">
            <text:p>17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View&gt;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8" table:style-name="ce34">
            <text:p>18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Text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View&gt;Robot Models and associate callback func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9" table:style-name="ce34">
            <text:p>19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text dialog to view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0" table:style-name="ce34">
            <text:p>20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view Robot Models dialog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to Custom Chooser Dialog next Sprint</text:p>
          </table:table-cell>
          <table:table-cell table:number-columns-repeated="16376"/>
        </table:table-row>
        <table:table-row table:style-name="ro2">
          <table:table-cell office:value-type="float" office:value="21" table:style-name="ce34">
            <text:p>21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View&gt;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2" table:style-name="ce34">
            <text:p>22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mo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for bug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3" table:style-name="ce34">
            <text:p>23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UML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Update UML State Diagram and Class Diagram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4" table:style-name="ce34">
            <text:p>24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livery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eady for submiss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5" draw:style-name="a6" draw:name="Chart 1" svg:x="4.46889in" svg:y="0.25125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Owner</dc:creator>
    <meta:creation-date>2016-03-21T22:16:37Z</meta:creation-date>
    <dc:date>2017-04-18T09:33:51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2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3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